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2.56mm"/>
    </style:style>
    <style:style style:name="co6" style:family="table-column">
      <style:table-column-properties fo:break-before="auto" style:column-width="39.3mm"/>
    </style:style>
    <style:style style:name="co7" style:family="table-column">
      <style:table-column-properties fo:break-before="auto" style:column-width="41.2mm"/>
    </style:style>
    <style:style style:name="co8" style:family="table-column">
      <style:table-column-properties fo:break-before="page" style:column-width="27.31mm"/>
    </style:style>
    <style:style style:name="ro1" style:family="table-row">
      <style:table-row-properties style:row-height="9.45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de" number:country="CH">CHF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 style:data-style-name="N104"/>
    <style:style style:name="ce3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irtschaftlichkeit Gigboost" table:style-name="ta1">
        <table:shapes>
          <draw:frame draw:z-index="0" draw:style-name="gr1" draw:text-style-name="P1" svg:width="186.82mm" svg:height="94.08mm" svg:x="29.52mm" svg:y="65.51mm">
            <draw:object draw:notify-on-update-of-ranges="'Wirtschaftlichkeit Gigboost'.A3:'Wirtschaftlichkeit Gigboost'.A3 'Wirtschaftlichkeit Gigboost'.B3:'Wirtschaftlichkeit Gigboost'.H3 'Wirtschaftlichkeit Gigboost'.A12:'Wirtschaftlichkeit Gigboost'.A12 'Wirtschaftlichkeit Gigboost'.B12:'Wirtschaftlichkeit Gigboost'.H12 'Wirtschaftlichkeit Gigboost'.A10:'Wirtschaftlichkeit Gigboost'.A10 'Wirtschaftlichkeit Gigboost'.B10:'Wirtschaftlichkeit Gigboost'.H10 'Wirtschaftlichkeit Gigboost'.A6:'Wirtschaftlichkeit Gigboost'.A6 'Wirtschaftlichkeit Gigboost'.B6:'Wirtschaftlichkeit Gigboost'.H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3" table:number-columns-repeated="3" table:default-cell-style-name="ce2"/>
        <table:table-row table:style-name="ro1">
          <table:table-cell table:style-name="ce1" office:value-type="string" calcext:value-type="string" table:number-columns-spanned="8" table:number-rows-spanned="1">
            <text:p>Analyse Modell – Gigboost</text:p>
          </table:table-cell>
          <table:covered-table-cell table:number-columns-repeated="7" table:style-name="Default"/>
        </table:table-row>
        <table:table-row table:style-name="ro2">
          <table:table-cell table:style-name="ce1"/>
          <table:table-cell table:style-name="Default" table:number-columns-repeated="7"/>
        </table:table-row>
        <table:table-row table:style-name="ro3">
          <table:table-cell office:value-type="string" calcext:value-type="string">
            <text:p>Anzahl Boost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float" office:value="4500" calcext:value-type="float">
            <text:p>45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6000" calcext:value-type="float">
            <text:p>6000</text:p>
          </table:table-cell>
        </table:table-row>
        <table:table-row table:style-name="ro3">
          <table:table-cell office:value-type="string" calcext:value-type="string">
            <text:p>Projektkosten</text:p>
          </table:table-cell>
          <table:table-cell table:formula="of:=['Custom Data'.B9]" office:value-type="currency" office:currency="CHF" office:value="42900" calcext:value-type="currency">
            <text:p>CHF 42'900.00</text:p>
          </table:table-cell>
          <table:table-cell table:formula="of:=['Custom Data'.B9]" office:value-type="currency" office:currency="CHF" office:value="42900" calcext:value-type="currency">
            <text:p>CHF 42'900.00</text:p>
          </table:table-cell>
          <table:table-cell table:formula="of:=['Custom Data'.B9]" office:value-type="currency" office:currency="CHF" office:value="42900" calcext:value-type="currency">
            <text:p>CHF 42'900.00</text:p>
          </table:table-cell>
          <table:table-cell table:formula="of:=['Custom Data'.B9]" office:value-type="currency" office:currency="CHF" office:value="42900" calcext:value-type="currency">
            <text:p>CHF 42'900.00</text:p>
          </table:table-cell>
          <table:table-cell table:formula="of:=['Custom Data'.B9]" office:value-type="currency" office:currency="CHF" office:value="42900" calcext:value-type="currency">
            <text:p>CHF 42'900.00</text:p>
          </table:table-cell>
          <table:table-cell table:formula="of:=['Custom Data'.B9]" office:value-type="currency" office:currency="CHF" office:value="42900" calcext:value-type="currency">
            <text:p>CHF 42'900.00</text:p>
          </table:table-cell>
          <table:table-cell table:formula="of:=['Custom Data'.B9]" office:value-type="currency" office:currency="CHF" office:value="42900" calcext:value-type="currency">
            <text:p>CHF 42'900.00</text:p>
          </table:table-cell>
        </table:table-row>
        <table:table-row table:style-name="ro3">
          <table:table-cell office:value-type="string" calcext:value-type="string">
            <text:p>Betriebskosten</text:p>
          </table:table-cell>
          <table:table-cell table:formula="of:=['Custom Data'.B3]" office:value-type="currency" office:currency="CHF" office:value="1820" calcext:value-type="currency">
            <text:p>CHF 1'820.00</text:p>
          </table:table-cell>
          <table:table-cell table:formula="of:=['Custom Data'.B3]" office:value-type="currency" office:currency="CHF" office:value="1820" calcext:value-type="currency">
            <text:p>CHF 1'820.00</text:p>
          </table:table-cell>
          <table:table-cell table:formula="of:=['Custom Data'.B3]" office:value-type="currency" office:currency="CHF" office:value="1820" calcext:value-type="currency">
            <text:p>CHF 1'820.00</text:p>
          </table:table-cell>
          <table:table-cell table:formula="of:=['Custom Data'.B3]" office:value-type="currency" office:currency="CHF" office:value="1820" calcext:value-type="currency">
            <text:p>CHF 1'820.00</text:p>
          </table:table-cell>
          <table:table-cell table:formula="of:=['Custom Data'.B3]" office:value-type="currency" office:currency="CHF" office:value="1820" calcext:value-type="currency">
            <text:p>CHF 1'820.00</text:p>
          </table:table-cell>
          <table:table-cell table:formula="of:=['Custom Data'.B3]" office:value-type="currency" office:currency="CHF" office:value="1820" calcext:value-type="currency">
            <text:p>CHF 1'820.00</text:p>
          </table:table-cell>
          <table:table-cell table:formula="of:=['Custom Data'.B3]" office:value-type="currency" office:currency="CHF" office:value="1820" calcext:value-type="currency">
            <text:p>CHF 1'820.00</text:p>
          </table:table-cell>
        </table:table-row>
        <table:table-row table:style-name="ro3">
          <table:table-cell office:value-type="string" calcext:value-type="string">
            <text:p>Total Kosten</text:p>
          </table:table-cell>
          <table:table-cell table:formula="of:=[.B4]+[.B5]" office:value-type="currency" office:currency="CHF" office:value="44720" calcext:value-type="currency">
            <text:p>CHF 44'720.00</text:p>
          </table:table-cell>
          <table:table-cell table:formula="of:=[.C4]+[.C5]" office:value-type="currency" office:currency="CHF" office:value="44720" calcext:value-type="currency">
            <text:p>CHF 44'720.00</text:p>
          </table:table-cell>
          <table:table-cell table:formula="of:=[.D4]+[.D5]" office:value-type="currency" office:currency="CHF" office:value="44720" calcext:value-type="currency">
            <text:p>CHF 44'720.00</text:p>
          </table:table-cell>
          <table:table-cell table:formula="of:=[.E4]+[.E5]" office:value-type="currency" office:currency="CHF" office:value="44720" calcext:value-type="currency">
            <text:p>CHF 44'720.00</text:p>
          </table:table-cell>
          <table:table-cell table:formula="of:=[.F4]+[.F5]" office:value-type="currency" office:currency="CHF" office:value="44720" calcext:value-type="currency">
            <text:p>CHF 44'720.00</text:p>
          </table:table-cell>
          <table:table-cell table:formula="of:=[.G4]+[.G5]" office:value-type="currency" office:currency="CHF" office:value="44720" calcext:value-type="currency">
            <text:p>CHF 44'720.00</text:p>
          </table:table-cell>
          <table:table-cell table:formula="of:=[.H4]+[.H5]" office:value-type="currency" office:currency="CHF" office:value="44720" calcext:value-type="currency">
            <text:p>CHF 44'720.00</text:p>
          </table:table-cell>
        </table:table-row>
        <table:table-row table:style-name="ro3" table:number-rows-repeated="2">
          <table:table-cell/>
          <table:table-cell table:style-name="Default" table:number-columns-repeated="7"/>
        </table:table-row>
        <table:table-row table:style-name="ro3">
          <table:table-cell office:value-type="string" calcext:value-type="string">
            <text:p>„Gigboost“</text:p>
          </table:table-cell>
          <table:table-cell table:number-columns-repeated="7" office:value-type="currency" office:currency="CHF" office:value="10" calcext:value-type="currency">
            <text:p>CHF 10.00</text:p>
          </table:table-cell>
        </table:table-row>
        <table:table-row table:style-name="ro3">
          <table:table-cell office:value-type="string" calcext:value-type="string">
            <text:p>Erlös</text:p>
          </table:table-cell>
          <table:table-cell table:formula="of:=[.B3]*[.B9]" office:value-type="currency" office:currency="CHF" office:value="0" calcext:value-type="currency">
            <text:p>CHF 0.00</text:p>
          </table:table-cell>
          <table:table-cell table:formula="of:=[.C3]*[.C9]" office:value-type="currency" office:currency="CHF" office:value="1000" calcext:value-type="currency">
            <text:p>CHF 1'000.00</text:p>
          </table:table-cell>
          <table:table-cell table:formula="of:=[.D3]*[.D9]" office:value-type="currency" office:currency="CHF" office:value="10000" calcext:value-type="currency">
            <text:p>CHF 10'000.00</text:p>
          </table:table-cell>
          <table:table-cell table:formula="of:=[.E3]*[.E9]" office:value-type="currency" office:currency="CHF" office:value="30000" calcext:value-type="currency">
            <text:p>CHF 30'000.00</text:p>
          </table:table-cell>
          <table:table-cell table:formula="of:=[.F3]*[.F9]" office:value-type="currency" office:currency="CHF" office:value="45000" calcext:value-type="currency">
            <text:p>CHF 45'000.00</text:p>
          </table:table-cell>
          <table:table-cell table:formula="of:=[.G3]*[.G9]" office:value-type="currency" office:currency="CHF" office:value="50000" calcext:value-type="currency">
            <text:p>CHF 50'000.00</text:p>
          </table:table-cell>
          <table:table-cell table:formula="of:=[.H3]*[.H9]" office:value-type="currency" office:currency="CHF" office:value="60000" calcext:value-type="currency">
            <text:p>CHF 60'000.00</text:p>
          </table:table-cell>
        </table:table-row>
        <table:table-row table:style-name="ro3">
          <table:table-cell/>
          <table:table-cell table:style-name="Default" table:number-columns-repeated="7"/>
        </table:table-row>
        <table:table-row table:style-name="ro3">
          <table:table-cell office:value-type="string" calcext:value-type="string">
            <text:p>Gewinn</text:p>
          </table:table-cell>
          <table:table-cell table:formula="of:=[.B10]-[.B6]" office:value-type="currency" office:currency="CHF" office:value="-44720" calcext:value-type="currency">
            <text:p>CHF -44'720.00</text:p>
          </table:table-cell>
          <table:table-cell table:formula="of:=[.C10]-[.C6]" office:value-type="currency" office:currency="CHF" office:value="-43720" calcext:value-type="currency">
            <text:p>CHF -43'720.00</text:p>
          </table:table-cell>
          <table:table-cell table:formula="of:=[.D10]-[.D6]" office:value-type="currency" office:currency="CHF" office:value="-34720" calcext:value-type="currency">
            <text:p>CHF -34'720.00</text:p>
          </table:table-cell>
          <table:table-cell table:formula="of:=[.E10]-[.E6]" office:value-type="currency" office:currency="CHF" office:value="-14720" calcext:value-type="currency">
            <text:p>CHF -14'720.00</text:p>
          </table:table-cell>
          <table:table-cell table:formula="of:=[.F10]-[.F6]" office:value-type="currency" office:currency="CHF" office:value="280" calcext:value-type="currency">
            <text:p>CHF 280.00</text:p>
          </table:table-cell>
          <table:table-cell table:formula="of:=[.G10]-[.G6]" office:value-type="currency" office:currency="CHF" office:value="5280" calcext:value-type="currency">
            <text:p>CHF 5'280.00</text:p>
          </table:table-cell>
          <table:table-cell table:formula="of:=[.H10]-[.H6]" office:value-type="currency" office:currency="CHF" office:value="15280" calcext:value-type="currency">
            <text:p>CHF 15'280.00</text:p>
          </table:table-cell>
        </table:table-row>
      </table:table>
      <table:table table:name="Wirtschaftlichkeit Ads" table:style-name="ta1">
        <table:shapes>
          <draw:frame draw:z-index="0" draw:style-name="gr1" draw:text-style-name="P1" svg:width="180.94mm" svg:height="99.46mm" svg:x="44.14mm" svg:y="128.71mm">
            <draw:object draw:notify-on-update-of-ranges="'Wirtschaftlichkeit Ads'.B20:'Wirtschaftlichkeit Ads'.B20 'Wirtschaftlichkeit Ads'.B21:'Wirtschaftlichkeit Ads'.B26 'Wirtschaftlichkeit Ads'.F20:'Wirtschaftlichkeit Ads'.F20 'Wirtschaftlichkeit Ads'.F21:'Wirtschaftlichkeit Ads'.F26 'Wirtschaftlichkeit Ads'.E20:'Wirtschaftlichkeit Ads'.E20 'Wirtschaftlichkeit Ads'.E21:'Wirtschaftlichkeit Ads'.E26 'Wirtschaftlichkeit Ads'.D20:'Wirtschaftlichkeit Ads'.D20 'Wirtschaftlichkeit Ads'.D21:'Wirtschaftlichkeit Ads'.D26 'Wirtschaftlichkeit Ads'.C20:'Wirtschaftlichkeit Ads'.C20 'Wirtschaftlichkeit Ads'.C21:'Wirtschaftlichkeit Ads'.C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Analyse Modell – Werbung</text:p>
          </table:table-cell>
          <table:covered-table-cell/>
          <table:covered-table-cell table:number-columns-repeated="5" table:style-name="Default"/>
          <table:table-cell/>
        </table:table-row>
        <table:table-row table:style-name="ro2">
          <table:table-cell table:style-name="ce1"/>
          <table:table-cell/>
          <table:table-cell table:style-name="Default" table:number-columns-repeated="5"/>
          <table:table-cell/>
        </table:table-row>
        <table:table-row table:style-name="ro3">
          <table:table-cell office:value-type="string" calcext:value-type="string">
            <text:p>Besucher pro Tag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office:value-type="float" office:value="8000" calcext:value-type="float">
            <text:p>8000</text:p>
          </table:table-cell>
          <table:table-cell table:style-name="Default" office:value-type="float" office:value="12000" calcext:value-type="float">
            <text:p>12000</text:p>
          </table:table-cell>
          <table:table-cell table:style-name="Default" office:value-type="float" office:value="16000" calcext:value-type="float">
            <text:p>16000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Besucher pro Jahr</text:p>
          </table:table-cell>
          <table:table-cell table:formula="of:=[.B3]*360" office:value-type="float" office:value="720000" calcext:value-type="float">
            <text:p>720000</text:p>
          </table:table-cell>
          <table:table-cell table:style-name="Default" table:formula="of:=[.C3]*360" office:value-type="float" office:value="1440000" calcext:value-type="float">
            <text:p>1440000</text:p>
          </table:table-cell>
          <table:table-cell table:style-name="Default" table:formula="of:=[.D3]*360" office:value-type="float" office:value="2880000" calcext:value-type="float">
            <text:p>2880000</text:p>
          </table:table-cell>
          <table:table-cell table:style-name="Default" table:formula="of:=[.E3]*360" office:value-type="float" office:value="4320000" calcext:value-type="float">
            <text:p>4320000</text:p>
          </table:table-cell>
          <table:table-cell table:style-name="Default" table:formula="of:=[.F3]*360" office:value-type="float" office:value="5760000" calcext:value-type="float">
            <text:p>5760000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Projektkosten</text:p>
          </table:table-cell>
          <table:table-cell table:style-name="ce2" table:formula="of:=[$'Custom Data'.$B$9]" office:value-type="currency" office:currency="CHF" office:value="42900" calcext:value-type="currency">
            <text:p>CHF 42'900.00</text:p>
          </table:table-cell>
          <table:table-cell table:formula="of:=[$'Custom Data'.$B$9]" office:value-type="currency" office:currency="CHF" office:value="42900" calcext:value-type="currency">
            <text:p>CHF 42'900.00</text:p>
          </table:table-cell>
          <table:table-cell table:formula="of:=[$'Custom Data'.$B$9]" office:value-type="currency" office:currency="CHF" office:value="42900" calcext:value-type="currency">
            <text:p>CHF 42'900.00</text:p>
          </table:table-cell>
          <table:table-cell table:formula="of:=[$'Custom Data'.$B$9]" office:value-type="currency" office:currency="CHF" office:value="42900" calcext:value-type="currency">
            <text:p>CHF 42'900.00</text:p>
          </table:table-cell>
          <table:table-cell table:formula="of:=[$'Custom Data'.$B$9]" office:value-type="currency" office:currency="CHF" office:value="42900" calcext:value-type="currency">
            <text:p>CHF 42'900.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etriebskosten</text:p>
          </table:table-cell>
          <table:table-cell table:style-name="ce2" table:formula="of:=[$'Custom Data'.$B$3]" office:value-type="currency" office:currency="CHF" office:value="1820" calcext:value-type="currency">
            <text:p>CHF 1'820.00</text:p>
          </table:table-cell>
          <table:table-cell table:formula="of:=[$'Custom Data'.$B$3]" office:value-type="currency" office:currency="CHF" office:value="1820" calcext:value-type="currency">
            <text:p>CHF 1'820.00</text:p>
          </table:table-cell>
          <table:table-cell table:formula="of:=[$'Custom Data'.$B$3]" office:value-type="currency" office:currency="CHF" office:value="1820" calcext:value-type="currency">
            <text:p>CHF 1'820.00</text:p>
          </table:table-cell>
          <table:table-cell table:formula="of:=[$'Custom Data'.$B$3]" office:value-type="currency" office:currency="CHF" office:value="1820" calcext:value-type="currency">
            <text:p>CHF 1'820.00</text:p>
          </table:table-cell>
          <table:table-cell table:formula="of:=[$'Custom Data'.$B$3]" office:value-type="currency" office:currency="CHF" office:value="1820" calcext:value-type="currency">
            <text:p>CHF 1'820.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tal Kosten</text:p>
          </table:table-cell>
          <table:table-cell table:style-name="ce2" table:formula="of:=[.B$5]+[.B$6]" office:value-type="currency" office:currency="CHF" office:value="44720" calcext:value-type="currency">
            <text:p>CHF 44'720.00</text:p>
          </table:table-cell>
          <table:table-cell table:formula="of:=[.C$5]+[.C$6]" office:value-type="currency" office:currency="CHF" office:value="44720" calcext:value-type="currency">
            <text:p>CHF 44'720.00</text:p>
          </table:table-cell>
          <table:table-cell table:formula="of:=[.D$5]+[.D$6]" office:value-type="currency" office:currency="CHF" office:value="44720" calcext:value-type="currency">
            <text:p>CHF 44'720.00</text:p>
          </table:table-cell>
          <table:table-cell table:formula="of:=[.E$5]+[.E$6]" office:value-type="currency" office:currency="CHF" office:value="44720" calcext:value-type="currency">
            <text:p>CHF 44'720.00</text:p>
          </table:table-cell>
          <table:table-cell table:formula="of:=[.F$5]+[.F$6]" office:value-type="currency" office:currency="CHF" office:value="44720" calcext:value-type="currency">
            <text:p>CHF 44'720.00</text:p>
          </table:table-cell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Default" table:number-columns-repeated="5"/>
          <table:table-cell/>
        </table:table-row>
        <table:table-row table:style-name="ro3">
          <table:table-cell office:value-type="string" calcext:value-type="string">
            <text:p>CPC</text:p>
          </table:table-cell>
          <table:table-cell table:style-name="ce2" table:formula="of:=[.B$3]/100*0.25" office:value-type="currency" office:currency="CHF" office:value="5" calcext:value-type="currency">
            <text:p>CHF 5.00</text:p>
          </table:table-cell>
          <table:table-cell table:formula="of:=[.C$3]/100*0.25" office:value-type="currency" office:currency="CHF" office:value="10" calcext:value-type="currency">
            <text:p>CHF 10.00</text:p>
          </table:table-cell>
          <table:table-cell table:formula="of:=[.D$3]/100*0.25" office:value-type="currency" office:currency="CHF" office:value="20" calcext:value-type="currency">
            <text:p>CHF 20.00</text:p>
          </table:table-cell>
          <table:table-cell table:formula="of:=[.E$3]/100*0.25" office:value-type="currency" office:currency="CHF" office:value="30" calcext:value-type="currency">
            <text:p>CHF 30.00</text:p>
          </table:table-cell>
          <table:table-cell table:formula="of:=[.F$3]/100*0.25" office:value-type="currency" office:currency="CHF" office:value="40" calcext:value-type="currency">
            <text:p>CHF 40.00</text:p>
          </table:table-cell>
          <table:table-cell/>
          <table:table-cell table:style-name="ce2"/>
        </table:table-row>
        <table:table-row table:style-name="ro3">
          <table:table-cell office:value-type="string" calcext:value-type="string">
            <text:p>CPM</text:p>
          </table:table-cell>
          <table:table-cell table:style-name="ce2" table:formula="of:=[.B$3]/1000" office:value-type="currency" office:currency="CHF" office:value="2" calcext:value-type="currency">
            <text:p>CHF 2.00</text:p>
          </table:table-cell>
          <table:table-cell table:formula="of:=[.C$3]/1000" office:value-type="currency" office:currency="CHF" office:value="4" calcext:value-type="currency">
            <text:p>CHF 4.00</text:p>
          </table:table-cell>
          <table:table-cell table:formula="of:=[.D$3]/1000" office:value-type="currency" office:currency="CHF" office:value="8" calcext:value-type="currency">
            <text:p>CHF 8.00</text:p>
          </table:table-cell>
          <table:table-cell table:formula="of:=[.E$3]/1000" office:value-type="currency" office:currency="CHF" office:value="12" calcext:value-type="currency">
            <text:p>CHF 12.00</text:p>
          </table:table-cell>
          <table:table-cell table:formula="of:=[.F$3]/1000" office:value-type="currency" office:currency="CHF" office:value="16" calcext:value-type="currency">
            <text:p>CHF 16.00</text:p>
          </table:table-cell>
          <table:table-cell/>
          <table:table-cell table:style-name="ce2"/>
        </table:table-row>
        <table:table-row table:style-name="ro3">
          <table:table-cell office:value-type="string" calcext:value-type="string">
            <text:p>Erlös pro Monat</text:p>
          </table:table-cell>
          <table:table-cell table:style-name="ce2" table:formula="of:=([.B$10]+[.B$11])*30" office:value-type="currency" office:currency="CHF" office:value="210" calcext:value-type="currency">
            <text:p>CHF 210.00</text:p>
          </table:table-cell>
          <table:table-cell table:formula="of:=([.C$10]+[.C$11])*30" office:value-type="currency" office:currency="CHF" office:value="420" calcext:value-type="currency">
            <text:p>CHF 420.00</text:p>
          </table:table-cell>
          <table:table-cell table:formula="of:=([.D$10]+[.D$11])*30" office:value-type="currency" office:currency="CHF" office:value="840" calcext:value-type="currency">
            <text:p>CHF 840.00</text:p>
          </table:table-cell>
          <table:table-cell table:formula="of:=([.E$10]+[.E$11])*30" office:value-type="currency" office:currency="CHF" office:value="1260" calcext:value-type="currency">
            <text:p>CHF 1'260.00</text:p>
          </table:table-cell>
          <table:table-cell table:formula="of:=([.F$10]+[.F$11])*30" office:value-type="currency" office:currency="CHF" office:value="1680" calcext:value-type="currency">
            <text:p>CHF 1'680.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lös pro Jahr</text:p>
          </table:table-cell>
          <table:table-cell table:style-name="ce2" table:formula="of:=([.B$10]+[.B$11])*360" office:value-type="currency" office:currency="CHF" office:value="2520" calcext:value-type="currency">
            <text:p>CHF 2'520.00</text:p>
          </table:table-cell>
          <table:table-cell table:formula="of:=([.C$10]+[.C$11])*360" office:value-type="currency" office:currency="CHF" office:value="5040" calcext:value-type="currency">
            <text:p>CHF 5'040.00</text:p>
          </table:table-cell>
          <table:table-cell table:formula="of:=([.D$10]+[.D$11])*360" office:value-type="currency" office:currency="CHF" office:value="10080" calcext:value-type="currency">
            <text:p>CHF 10'080.00</text:p>
          </table:table-cell>
          <table:table-cell table:formula="of:=([.E$10]+[.E$11])*360" office:value-type="currency" office:currency="CHF" office:value="15120" calcext:value-type="currency">
            <text:p>CHF 15'120.00</text:p>
          </table:table-cell>
          <table:table-cell table:formula="of:=([.F$10]+[.F$11])*360" office:value-type="currency" office:currency="CHF" office:value="20160" calcext:value-type="currency">
            <text:p>CHF 20'160.0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5"/>
          <table:table-cell/>
        </table:table-row>
        <table:table-row table:style-name="ro3">
          <table:table-cell office:value-type="string" calcext:value-type="string">
            <text:p>Gewinn</text:p>
          </table:table-cell>
          <table:table-cell table:style-name="ce2" table:formula="of:=[.B$13]-[.B$7]" office:value-type="currency" office:currency="CHF" office:value="-42200" calcext:value-type="currency">
            <text:p>CHF -42'200.00</text:p>
          </table:table-cell>
          <table:table-cell table:formula="of:=[.C$13]-[.C$7]" office:value-type="currency" office:currency="CHF" office:value="-39680" calcext:value-type="currency">
            <text:p>CHF -39'680.00</text:p>
          </table:table-cell>
          <table:table-cell table:formula="of:=[.D$13]-[.D$7]" office:value-type="currency" office:currency="CHF" office:value="-34640" calcext:value-type="currency">
            <text:p>CHF -34'640.00</text:p>
          </table:table-cell>
          <table:table-cell table:formula="of:=[.E$13]-[.E$7]" office:value-type="currency" office:currency="CHF" office:value="-29600" calcext:value-type="currency">
            <text:p>CHF -29'600.00</text:p>
          </table:table-cell>
          <table:table-cell table:formula="of:=[.F$13]-[.F$7]" office:value-type="currency" office:currency="CHF" office:value="-24560" calcext:value-type="currency">
            <text:p>CHF -24'560.00</text:p>
          </table:table-cell>
          <table:table-cell table:number-columns-repeated="2"/>
        </table:table-row>
        <table:table-row table:style-name="ro3" table:number-rows-repeated="4">
          <table:table-cell table:number-columns-repeated="2"/>
          <table:table-cell table:style-name="Default" table:number-columns-repeated="5"/>
          <table:table-cell/>
        </table:table-row>
        <table:table-row table:style-name="ro3">
          <table:table-cell table:number-columns-repeated="2"/>
          <table:table-cell table:style-name="ce3" table:formula="of:=[.C$3]" office:value-type="float" office:value="4000" calcext:value-type="float">
            <text:p>4000 Besucher pro Tag</text:p>
          </table:table-cell>
          <table:table-cell table:style-name="ce3" table:formula="of:=[.D$3]" office:value-type="float" office:value="8000" calcext:value-type="float">
            <text:p>8000 Besucher pro Tag</text:p>
          </table:table-cell>
          <table:table-cell table:style-name="ce3" table:formula="of:=[.E$3]" office:value-type="float" office:value="12000" calcext:value-type="float">
            <text:p>12000 Besucher pro Tag</text:p>
          </table:table-cell>
          <table:table-cell table:style-name="ce3" table:formula="of:=[.F$3]" office:value-type="float" office:value="16000" calcext:value-type="float">
            <text:p>16000 Besucher pro Tag</text:p>
          </table:table-cell>
          <table:table-cell table:style-name="Default"/>
          <table:table-cell/>
        </table:table-row>
        <table:table-row table:style-name="ro3">
          <table:table-cell/>
          <table:table-cell office:value-type="float" office:value="2020" calcext:value-type="float">
            <text:p>2020</text:p>
          </table:table-cell>
          <table:table-cell table:formula="of:=([.C$13]-[.C$6])*([.$B21]-2019)-[.C$5]" office:value-type="currency" office:currency="CHF" office:value="-39680" calcext:value-type="currency">
            <text:p>CHF -39'680.00</text:p>
          </table:table-cell>
          <table:table-cell table:formula="of:=([.D$13]-[.D$6])*([.$B21]-2019)-[.D$5]" office:value-type="currency" office:currency="CHF" office:value="-34640" calcext:value-type="currency">
            <text:p>CHF -34'640.00</text:p>
          </table:table-cell>
          <table:table-cell table:formula="of:=([.E$13]-[.E$6])*([.$B21]-2019)-[.E$5]" office:value-type="currency" office:currency="CHF" office:value="-29600" calcext:value-type="currency">
            <text:p>CHF -29'600.00</text:p>
          </table:table-cell>
          <table:table-cell table:formula="of:=([.F$13]-[.F$6])*([.$B21]-2019)-[.F$5]" office:value-type="currency" office:currency="CHF" office:value="-24560" calcext:value-type="currency">
            <text:p>CHF -24'560.00</text:p>
          </table:table-cell>
          <table:table-cell table:number-columns-repeated="2"/>
        </table:table-row>
        <table:table-row table:style-name="ro3">
          <table:table-cell/>
          <table:table-cell office:value-type="float" office:value="2021" calcext:value-type="float">
            <text:p>2021</text:p>
          </table:table-cell>
          <table:table-cell table:formula="of:=([.C$13]-[.C$6])*([.$B22]-2019)-[.C$5]" office:value-type="currency" office:currency="CHF" office:value="-36460" calcext:value-type="currency">
            <text:p>CHF -36'460.00</text:p>
          </table:table-cell>
          <table:table-cell table:formula="of:=([.D$13]-[.D$6])*([.$B22]-2019)-[.D$5]" office:value-type="currency" office:currency="CHF" office:value="-26380" calcext:value-type="currency">
            <text:p>CHF -26'380.00</text:p>
          </table:table-cell>
          <table:table-cell table:formula="of:=([.E$13]-[.E$6])*([.$B22]-2019)-[.E$5]" office:value-type="currency" office:currency="CHF" office:value="-16300" calcext:value-type="currency">
            <text:p>CHF -16'300.00</text:p>
          </table:table-cell>
          <table:table-cell table:formula="of:=([.F$13]-[.F$6])*([.$B22]-2019)-[.F$5]" office:value-type="currency" office:currency="CHF" office:value="-6220" calcext:value-type="currency">
            <text:p>CHF -6'220.00</text:p>
          </table:table-cell>
          <table:table-cell table:number-columns-repeated="2"/>
        </table:table-row>
        <table:table-row table:style-name="ro3">
          <table:table-cell/>
          <table:table-cell office:value-type="float" office:value="2022" calcext:value-type="float">
            <text:p>2022</text:p>
          </table:table-cell>
          <table:table-cell table:formula="of:=([.C$13]-[.C$6])*([.$B23]-2019)-[.C$5]" office:value-type="currency" office:currency="CHF" office:value="-33240" calcext:value-type="currency">
            <text:p>CHF -33'240.00</text:p>
          </table:table-cell>
          <table:table-cell table:formula="of:=([.D$13]-[.D$6])*([.$B23]-2019)-[.D$5]" office:value-type="currency" office:currency="CHF" office:value="-18120" calcext:value-type="currency">
            <text:p>CHF -18'120.00</text:p>
          </table:table-cell>
          <table:table-cell table:formula="of:=([.E$13]-[.E$6])*([.$B23]-2019)-[.E$5]" office:value-type="currency" office:currency="CHF" office:value="-3000" calcext:value-type="currency">
            <text:p>CHF -3'000.00</text:p>
          </table:table-cell>
          <table:table-cell table:formula="of:=([.F$13]-[.F$6])*([.$B23]-2019)-[.F$5]" office:value-type="currency" office:currency="CHF" office:value="12120" calcext:value-type="currency">
            <text:p>CHF 12'120.00</text:p>
          </table:table-cell>
          <table:table-cell table:number-columns-repeated="2"/>
        </table:table-row>
        <table:table-row table:style-name="ro3">
          <table:table-cell/>
          <table:table-cell office:value-type="float" office:value="2023" calcext:value-type="float">
            <text:p>2023</text:p>
          </table:table-cell>
          <table:table-cell table:formula="of:=([.C$13]-[.C$6])*([.$B24]-2019)-[.C$5]" office:value-type="currency" office:currency="CHF" office:value="-30020" calcext:value-type="currency">
            <text:p>CHF -30'020.00</text:p>
          </table:table-cell>
          <table:table-cell table:formula="of:=([.D$13]-[.D$6])*([.$B24]-2019)-[.D$5]" office:value-type="currency" office:currency="CHF" office:value="-9860" calcext:value-type="currency">
            <text:p>CHF -9'860.00</text:p>
          </table:table-cell>
          <table:table-cell table:formula="of:=([.E$13]-[.E$6])*([.$B24]-2019)-[.E$5]" office:value-type="currency" office:currency="CHF" office:value="10300" calcext:value-type="currency">
            <text:p>CHF 10'300.00</text:p>
          </table:table-cell>
          <table:table-cell table:formula="of:=([.F$13]-[.F$6])*([.$B24]-2019)-[.F$5]" office:value-type="currency" office:currency="CHF" office:value="30460" calcext:value-type="currency">
            <text:p>CHF 30'460.00</text:p>
          </table:table-cell>
          <table:table-cell table:number-columns-repeated="2"/>
        </table:table-row>
        <table:table-row table:style-name="ro3">
          <table:table-cell/>
          <table:table-cell office:value-type="float" office:value="2024" calcext:value-type="float">
            <text:p>2024</text:p>
          </table:table-cell>
          <table:table-cell table:formula="of:=([.C$13]-[.C$6])*([.$B25]-2019)-[.C$5]" office:value-type="currency" office:currency="CHF" office:value="-26800" calcext:value-type="currency">
            <text:p>CHF -26'800.00</text:p>
          </table:table-cell>
          <table:table-cell table:formula="of:=([.D$13]-[.D$6])*([.$B25]-2019)-[.D$5]" office:value-type="currency" office:currency="CHF" office:value="-1600" calcext:value-type="currency">
            <text:p>CHF -1'600.00</text:p>
          </table:table-cell>
          <table:table-cell table:formula="of:=([.E$13]-[.E$6])*([.$B25]-2019)-[.E$5]" office:value-type="currency" office:currency="CHF" office:value="23600" calcext:value-type="currency">
            <text:p>CHF 23'600.00</text:p>
          </table:table-cell>
          <table:table-cell table:formula="of:=([.F$13]-[.F$6])*([.$B25]-2019)-[.F$5]" office:value-type="currency" office:currency="CHF" office:value="48800" calcext:value-type="currency">
            <text:p>CHF 48'800.00</text:p>
          </table:table-cell>
          <table:table-cell table:number-columns-repeated="2"/>
        </table:table-row>
        <table:table-row table:style-name="ro3">
          <table:table-cell/>
          <table:table-cell office:value-type="float" office:value="2025" calcext:value-type="float">
            <text:p>2025</text:p>
          </table:table-cell>
          <table:table-cell table:formula="of:=([.C$13]-[.C$6])*([.$B26]-2019)-[.C$5]" office:value-type="currency" office:currency="CHF" office:value="-23580" calcext:value-type="currency">
            <text:p>CHF -23'580.00</text:p>
          </table:table-cell>
          <table:table-cell table:formula="of:=([.D$13]-[.D$6])*([.$B26]-2019)-[.D$5]" office:value-type="currency" office:currency="CHF" office:value="6660" calcext:value-type="currency">
            <text:p>CHF 6'660.00</text:p>
          </table:table-cell>
          <table:table-cell table:formula="of:=([.E$13]-[.E$6])*([.$B26]-2019)-[.E$5]" office:value-type="currency" office:currency="CHF" office:value="36900" calcext:value-type="currency">
            <text:p>CHF 36'900.00</text:p>
          </table:table-cell>
          <table:table-cell table:formula="of:=([.F$13]-[.F$6])*([.$B26]-2019)-[.F$5]" office:value-type="currency" office:currency="CHF" office:value="67140" calcext:value-type="currency">
            <text:p>CHF 67'140.00</text:p>
          </table:table-cell>
          <table:table-cell table:number-columns-repeated="2"/>
        </table:table-row>
      </table:table>
      <table:table table:name="Custom Data" table:style-name="ta1">
        <table:table-column table:style-name="co4" table:number-columns-repeated="2" table:default-cell-style-name="Default"/>
        <table:table-row table:style-name="ro3">
          <table:table-cell office:value-type="string" calcext:value-type="string">
            <text:p>Domai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Hosting</text:p>
          </table:table-cell>
          <table:table-cell table:formula="of:=150*12" office:value-type="float" office:value="1800" calcext:value-type="float">
            <text:p>1800</text:p>
          </table:table-cell>
        </table:table-row>
        <table:table-row table:style-name="ro3">
          <table:table-cell office:value-type="string" calcext:value-type="string">
            <text:p>Betriebskosten</text:p>
          </table:table-cell>
          <table:table-cell table:formula="of:=SUM([.C2];[.B1:.B2])" office:value-type="float" office:value="1820" calcext:value-type="float">
            <text:p>1820</text:p>
          </table:table-cell>
        </table:table-row>
        <table:table-row table:style-name="ro3" table:number-rows-repeated="3">
          <table:table-cell table:number-columns-repeated="2"/>
        </table:table-row>
        <table:table-row table:style-name="ro3">
          <table:table-cell office:value-type="string" calcext:value-type="string">
            <text:p>Stunden</text:p>
          </table:table-cell>
          <table:table-cell office:value-type="float" office:value="286" calcext:value-type="float">
            <text:p>286</text:p>
          </table:table-cell>
        </table:table-row>
        <table:table-row table:style-name="ro3">
          <table:table-cell office:value-type="string" calcext:value-type="string">
            <text:p>Stundensatz</text:p>
          </table:table-cell>
          <table:table-cell office:value-type="float" office:value="150" calcext:value-type="float">
            <text:p>150</text:p>
          </table:table-cell>
        </table:table-row>
        <table:table-row table:style-name="ro3">
          <table:table-cell office:value-type="string" calcext:value-type="string">
            <text:p>Projektkosten</text:p>
          </table:table-cell>
          <table:table-cell table:formula="of:=[.B7]*[.B8]" office:value-type="float" office:value="42900" calcext:value-type="float">
            <text:p>42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0" loext:min-decimal-places="0" number:min-integer-digits="0"/>
      <number:text> Besucher pro Tag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hadow="none" style:scale-to="69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Senn</meta:initial-creator>
    <meta:creation-date>2019-04-14T13:55:06.380502739</meta:creation-date>
    <dc:date>2019-04-14T16:24:36.173804887</dc:date>
    <dc:creator>Damian Senn</dc:creator>
    <meta:editing-duration>PT1H15M7S</meta:editing-duration>
    <meta:editing-cycles>24</meta:editing-cycles>
    <meta:generator>LibreOffice/5.4.6.2$Linux_X86_64 LibreOffice_project/40m0$Build-2</meta:generator>
    <meta:document-statistic meta:table-count="3" meta:cell-count="1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de" number:country="CH">CHF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683cm" svg:height="9.409cm" xlink:href=".." xlink:type="simple" chart:class="chart:area" chart:style-name="ch1">
        <chart:title svg:x="6.136cm" svg:y="0.324cm" chart:style-name="ch2">
          <text:p>Break-Even Analyse - Gigboost</text:p>
        </chart:title>
        <chart:legend chart:legend-position="bottom" svg:x="6.578cm" svg:y="8.81cm" style:legend-expansion="wide" chart:style-name="ch3"/>
        <chart:plot-area chart:style-name="ch4" table:cell-range-address="'Wirtschaftlichkeit Gigboost'.A3:'Wirtschaftlichkeit Gigboost'.H3 'Wirtschaftlichkeit Gigboost'.A12:'Wirtschaftlichkeit Gigboost'.H12 'Wirtschaftlichkeit Gigboost'.A10:'Wirtschaftlichkeit Gigboost'.H10 'Wirtschaftlichkeit Gigboost'.A6:'Wirtschaftlichkeit Gigboost'.H6" chart:data-source-has-labels="both" svg:x="1.384cm" svg:y="1.291cm" svg:width="16.926cm" svg:height="6.166cm">
          <chartooo:coordinate-region svg:x="3.99cm" svg:y="1.49cm" svg:width="13.949cm" svg:height="5.768cm"/>
          <chart:axis chart:dimension="x" chart:name="primary-x" chart:style-name="ch5" chartooo:axis-type="auto">
            <chartooo:date-scale/>
            <chart:title svg:x="8.758cm" svg:y="7.645cm" chart:style-name="ch6">
              <text:p>Anzahl Boosts</text:p>
            </chart:title>
            <chart:categories table:cell-range-address="'Wirtschaftlichkeit Gigboost'.B3:'Wirtschaftlichkeit Gigboost'.H3"/>
          </chart:axis>
          <chart:axis chart:dimension="y" chart:name="primary-y" chart:style-name="ch7">
            <chart:title svg:x="0.451cm" svg:y="4.762cm" chart:style-name="ch8">
              <text:p>CHF</text:p>
            </chart:title>
            <chart:grid chart:style-name="ch9" chart:class="major"/>
          </chart:axis>
          <chart:series chart:style-name="ch10" chart:values-cell-range-address="'Wirtschaftlichkeit Gigboost'.B12:'Wirtschaftlichkeit Gigboost'.H12" chart:label-cell-address="'Wirtschaftlichkeit Gigboost'.A12:'Wirtschaftlichkeit Gigboost'.A12" chart:class="chart:area">
            <chart:data-point chart:repeated="7"/>
          </chart:series>
          <chart:series chart:style-name="ch11" chart:values-cell-range-address="'Wirtschaftlichkeit Gigboost'.B10:'Wirtschaftlichkeit Gigboost'.H10" chart:label-cell-address="'Wirtschaftlichkeit Gigboost'.A10:'Wirtschaftlichkeit Gigboost'.A10" chart:class="chart:area">
            <chart:data-point chart:repeated="7"/>
          </chart:series>
          <chart:series chart:style-name="ch12" chart:values-cell-range-address="'Wirtschaftlichkeit Gigboost'.B6:'Wirtschaftlichkeit Gigboost'.H6" chart:label-cell-address="'Wirtschaftlichkeit Gigboost'.A6:'Wirtschaftlichkeit Gigboost'.A6" chart:class="chart:area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Wirtschaftlichkeit Gigboost'.B3:'Wirtschaftlichkeit Gigboost'.H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3000">
                <text:p>3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</table:table-row>
          </table:table-header-rows>
          <table:table-rows>
            <table:table-row>
              <table:table-cell office:value-type="string">
                <text:p>Gewinn</text:p>
                <draw:g>
                  <svg:desc>'Wirtschaftlichkeit Gigboost'.A12:'Wirtschaftlichkeit Gigboost'.A12</svg:desc>
                </draw:g>
              </table:table-cell>
              <table:table-cell office:value-type="float" office:value="-44720">
                <text:p>-44720</text:p>
                <draw:g>
                  <svg:desc>'Wirtschaftlichkeit Gigboost'.B12:'Wirtschaftlichkeit Gigboost'.H12</svg:desc>
                </draw:g>
              </table:table-cell>
              <table:table-cell office:value-type="float" office:value="-43720">
                <text:p>-43720</text:p>
              </table:table-cell>
              <table:table-cell office:value-type="float" office:value="-34720">
                <text:p>-34720</text:p>
              </table:table-cell>
              <table:table-cell office:value-type="float" office:value="-14720">
                <text:p>-14720</text:p>
              </table:table-cell>
              <table:table-cell office:value-type="float" office:value="280">
                <text:p>280</text:p>
              </table:table-cell>
              <table:table-cell office:value-type="float" office:value="5280">
                <text:p>5280</text:p>
              </table:table-cell>
              <table:table-cell office:value-type="float" office:value="15280">
                <text:p>15280</text:p>
              </table:table-cell>
            </table:table-row>
            <table:table-row>
              <table:table-cell office:value-type="string">
                <text:p>Erlös</text:p>
                <draw:g>
                  <svg:desc>'Wirtschaftlichkeit Gigboost'.A10:'Wirtschaftlichkeit Gigboost'.A10</svg:desc>
                </draw:g>
              </table:table-cell>
              <table:table-cell office:value-type="float" office:value="0">
                <text:p>0</text:p>
                <draw:g>
                  <svg:desc>'Wirtschaftlichkeit Gigboost'.B10:'Wirtschaftlichkeit Gigboost'.H10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30000">
                <text:p>3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string">
                <text:p>Total Kosten</text:p>
                <draw:g>
                  <svg:desc>'Wirtschaftlichkeit Gigboost'.A6:'Wirtschaftlichkeit Gigboost'.A6</svg:desc>
                </draw:g>
              </table:table-cell>
              <table:table-cell office:value-type="float" office:value="44720">
                <text:p>44720</text:p>
                <draw:g>
                  <svg:desc>'Wirtschaftlichkeit Gigboost'.B6:'Wirtschaftlichkeit Gigboost'.H6</svg:desc>
                </draw:g>
              </table:table-cell>
              <table:table-cell office:value-type="float" office:value="44720">
                <text:p>44720</text:p>
              </table:table-cell>
              <table:table-cell office:value-type="float" office:value="44720">
                <text:p>44720</text:p>
              </table:table-cell>
              <table:table-cell office:value-type="float" office:value="44720">
                <text:p>44720</text:p>
              </table:table-cell>
              <table:table-cell office:value-type="float" office:value="44720">
                <text:p>44720</text:p>
              </table:table-cell>
              <table:table-cell office:value-type="float" office:value="44720">
                <text:p>44720</text:p>
              </table:table-cell>
              <table:table-cell office:value-type="float" office:value="44720">
                <text:p>447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de" number:country="CH">CHF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0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095cm" svg:height="9.947cm" xlink:href=".." xlink:type="simple" chart:class="chart:area" chart:column-mapping="3 2 1 0" chart:style-name="ch1">
        <chart:title svg:x="5.842cm" svg:y="0.334cm" chart:style-name="ch2">
          <text:p>Break-Even Analyse - Werbung</text:p>
        </chart:title>
        <chart:legend chart:legend-position="bottom" svg:x="0.628cm" svg:y="9.348cm" style:legend-expansion="wide" chart:style-name="ch3"/>
        <chart:plot-area chart:style-name="ch4" table:cell-range-address="'Wirtschaftlichkeit Ads'.B20:'Wirtschaftlichkeit Ads'.F26" chart:data-source-has-labels="both" svg:x="1.372cm" svg:y="1.311cm" svg:width="16.362cm" svg:height="6.674cm">
          <chartooo:coordinate-region svg:x="3.978cm" svg:y="1.51cm" svg:width="13.385cm" svg:height="6.276cm"/>
          <chart:axis chart:dimension="x" chart:name="primary-x" chart:style-name="ch5" chartooo:axis-type="auto">
            <chartooo:date-scale/>
            <chart:title svg:x="9.178cm" svg:y="8.183cm" chart:style-name="ch6">
              <text:p>Jahr</text:p>
            </chart:title>
            <chart:categories table:cell-range-address="'Wirtschaftlichkeit Ads'.B21:'Wirtschaftlichkeit Ads'.B26"/>
          </chart:axis>
          <chart:axis chart:dimension="y" chart:name="primary-y" chart:style-name="ch7">
            <chart:title svg:x="0.451cm" svg:y="5.803cm" chart:style-name="ch8">
              <text:p>Gewinn in CHF</text:p>
            </chart:title>
            <chart:grid chart:style-name="ch9" chart:class="major"/>
          </chart:axis>
          <chart:series chart:style-name="ch10" chart:values-cell-range-address="'Wirtschaftlichkeit Ads'.F21:'Wirtschaftlichkeit Ads'.F26" chart:label-cell-address="'Wirtschaftlichkeit Ads'.F20:'Wirtschaftlichkeit Ads'.F20" chart:class="chart:area">
            <chart:data-point chart:repeated="6"/>
          </chart:series>
          <chart:series chart:style-name="ch11" chart:values-cell-range-address="'Wirtschaftlichkeit Ads'.E21:'Wirtschaftlichkeit Ads'.E26" chart:label-cell-address="'Wirtschaftlichkeit Ads'.E20:'Wirtschaftlichkeit Ads'.E20" chart:class="chart:area">
            <chart:data-point chart:repeated="6"/>
          </chart:series>
          <chart:series chart:style-name="ch12" chart:values-cell-range-address="'Wirtschaftlichkeit Ads'.D21:'Wirtschaftlichkeit Ads'.D26" chart:label-cell-address="'Wirtschaftlichkeit Ads'.D20:'Wirtschaftlichkeit Ads'.D20" chart:class="chart:area">
            <chart:data-point chart:repeated="6"/>
          </chart:series>
          <chart:series chart:style-name="ch13" chart:values-cell-range-address="'Wirtschaftlichkeit Ads'.C21:'Wirtschaftlichkeit Ads'.C26" chart:label-cell-address="'Wirtschaftlichkeit Ads'.C20:'Wirtschaftlichkeit Ads'.C20" chart:class="chart:area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000 Besucher pro Tag</text:p>
                <draw:g>
                  <svg:desc>'Wirtschaftlichkeit Ads'.F20:'Wirtschaftlichkeit Ads'.F20</svg:desc>
                </draw:g>
              </table:table-cell>
              <table:table-cell office:value-type="string">
                <text:p>12000 Besucher pro Tag</text:p>
                <draw:g>
                  <svg:desc>'Wirtschaftlichkeit Ads'.E20:'Wirtschaftlichkeit Ads'.E20</svg:desc>
                </draw:g>
              </table:table-cell>
              <table:table-cell office:value-type="string">
                <text:p>8000 Besucher pro Tag</text:p>
                <draw:g>
                  <svg:desc>'Wirtschaftlichkeit Ads'.D20:'Wirtschaftlichkeit Ads'.D20</svg:desc>
                </draw:g>
              </table:table-cell>
              <table:table-cell office:value-type="string">
                <text:p>4000 Besucher pro Tag</text:p>
                <draw:g>
                  <svg:desc>'Wirtschaftlichkeit Ads'.C20:'Wirtschaftlichkeit Ads'.C20</svg:desc>
                </draw:g>
              </table:table-cell>
            </table:table-row>
          </table:table-header-rows>
          <table:table-rows>
            <table:table-row>
              <table:table-cell office:value-type="float" office:value="2020">
                <text:p>2020</text:p>
                <draw:g>
                  <svg:desc>'Wirtschaftlichkeit Ads'.B21:'Wirtschaftlichkeit Ads'.B26</svg:desc>
                </draw:g>
              </table:table-cell>
              <table:table-cell office:value-type="float" office:value="-24560">
                <text:p>-24560</text:p>
                <draw:g>
                  <svg:desc>'Wirtschaftlichkeit Ads'.F21:'Wirtschaftlichkeit Ads'.F26</svg:desc>
                </draw:g>
              </table:table-cell>
              <table:table-cell office:value-type="float" office:value="-29600">
                <text:p>-29600</text:p>
                <draw:g>
                  <svg:desc>'Wirtschaftlichkeit Ads'.E21:'Wirtschaftlichkeit Ads'.E26</svg:desc>
                </draw:g>
              </table:table-cell>
              <table:table-cell office:value-type="float" office:value="-34640">
                <text:p>-34640</text:p>
                <draw:g>
                  <svg:desc>'Wirtschaftlichkeit Ads'.D21:'Wirtschaftlichkeit Ads'.D26</svg:desc>
                </draw:g>
              </table:table-cell>
              <table:table-cell office:value-type="float" office:value="-39680">
                <text:p>-39680</text:p>
                <draw:g>
                  <svg:desc>'Wirtschaftlichkeit Ads'.C21:'Wirtschaftlichkeit Ads'.C26</svg:desc>
                </draw:g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-6220">
                <text:p>-6220</text:p>
              </table:table-cell>
              <table:table-cell office:value-type="float" office:value="-16300">
                <text:p>-16300</text:p>
              </table:table-cell>
              <table:table-cell office:value-type="float" office:value="-26380">
                <text:p>-26380</text:p>
              </table:table-cell>
              <table:table-cell office:value-type="float" office:value="-36460">
                <text:p>-36460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2120">
                <text:p>12120</text:p>
              </table:table-cell>
              <table:table-cell office:value-type="float" office:value="-3000">
                <text:p>-3000</text:p>
              </table:table-cell>
              <table:table-cell office:value-type="float" office:value="-18120">
                <text:p>-18120</text:p>
              </table:table-cell>
              <table:table-cell office:value-type="float" office:value="-33240">
                <text:p>-33240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30460">
                <text:p>30460</text:p>
              </table:table-cell>
              <table:table-cell office:value-type="float" office:value="10300">
                <text:p>10300</text:p>
              </table:table-cell>
              <table:table-cell office:value-type="float" office:value="-9860">
                <text:p>-9860</text:p>
              </table:table-cell>
              <table:table-cell office:value-type="float" office:value="-30020">
                <text:p>-30020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48800">
                <text:p>48800</text:p>
              </table:table-cell>
              <table:table-cell office:value-type="float" office:value="23600">
                <text:p>23600</text:p>
              </table:table-cell>
              <table:table-cell office:value-type="float" office:value="-1600">
                <text:p>-1600</text:p>
              </table:table-cell>
              <table:table-cell office:value-type="float" office:value="-26800">
                <text:p>-26800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67140">
                <text:p>67140</text:p>
              </table:table-cell>
              <table:table-cell office:value-type="float" office:value="36900">
                <text:p>36900</text:p>
              </table:table-cell>
              <table:table-cell office:value-type="float" office:value="6660">
                <text:p>6660</text:p>
              </table:table-cell>
              <table:table-cell office:value-type="float" office:value="-23580">
                <text:p>-235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